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cdd6" officeooo:paragraph-rsid="0018cdd6"/>
    </style:style>
    <style:style style:name="P2" style:family="paragraph" style:parent-style-name="Standard">
      <style:text-properties officeooo:rsid="0018cdd6" officeooo:paragraph-rsid="0018cd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tracked-changes>
        <text:changed-region xml:id="ct180101168" text:id="ct180101168">
          <text:insertion>
            <office:change-info>
              <dc:creator>Autor desconocido</dc:creator>
              <dc:date>2019-07-04T13:43:52</dc:date>
              <text:p>Hello</text:p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23824357" text:style-name="L1">
        <text:list-item>
          <text:p text:style-name="P1"><text:change-start text:change-id="ct180101168"/>Test</text:p>
        </text:list-item>
      </text:list>
      <text:p text:style-name="P2"><text:change-end text:change-id="ct18010116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3:43:45.261000000</meta:creation-date>
    <dc:date>2019-07-04T13:44:20.612000000</dc:date>
    <meta:editing-duration>PT37S</meta:editing-duration>
    <meta:editing-cycles>1</meta:editing-cycles>
    <meta:document-statistic meta:table-count="0" meta:image-count="0" meta:object-count="0" meta:page-count="1" meta:paragraph-count="1" meta:word-count="2" meta:character-count="5" meta:non-whitespace-character-count="5"/>
    <meta:generator>LibreOffice/6.2.4.2$Windows_x86 LibreOffice_project/2412653d852ce75f65fbfa83fb7e7b669a126d64</meta:generator>
  </office:meta>
</office:document-meta>
</file>